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Parser.toString( QueryRootNode root , String language , Nam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Parser.Que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eryParser.parse( String statement , String language , NameResolver resolver , QueryNod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